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30F00002A247752011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5">
      <style:text-properties fo:color="#000000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 style:list-style-name="L5">
      <style:paragraph-properties fo:text-align="start" style:justify-single-word="false" style:text-autospace="none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8000ff" fo:font-weight="bold" style:font-weight-asian="bold" style:font-weight-complex="bold"/>
    </style:style>
    <style:style style:name="T4" style:family="text">
      <style:text-properties fo:color="#8000ff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s meinen wir mit Wartbarkeit? (Erweiterbar)</text:p>
      <text:p text:style-name="Standard"/>
      <text:p text:style-name="Standard"/>
      <text:p text:style-name="Standard">Grund für MCF:</text:p>
      <text:list xml:id="list74499862457297487" text:style-name="L1">
        <text:list-item>
          <text:p text:style-name="P1">Anforderungen (Web- und Standalone-Client)</text:p>
        </text:list-item>
        <text:list-item>
          <text:p text:style-name="P1">Implementierung der GUI Zeitaufwendig</text:p>
        </text:list-item>
        <text:list-item>
          <text:p text:style-name="P1">Einmaliges implementieren spart Zeit</text:p>
        </text:list-item>
        <text:list-item>
          <text:p text:style-name="P1">Folge: Ähnlicher Aufbau der UIs</text:p>
        </text:list-item>
      </text:list>
      <text:p text:style-name="Standard"/>
      <text:p text:style-name="Standard"/>
      <text:p text:style-name="Standard">Aufbau:</text:p>
      <text:p text:style-name="Standard"/>
      <text:list xml:id="list2049548471060982006" text:style-name="L2">
        <text:list-item>
          <text:p text:style-name="P2">Elemente:</text:p>
          <text:list>
            <text:list-item>
              <text:p text:style-name="P2">Präsentationsformen (PF)</text:p>
            </text:list-item>
            <text:list-item>
              <text:p text:style-name="P2">ComponentFactories</text:p>
            </text:list-item>
            <text:list-item>
              <text:p text:style-name="P2">Wrapper</text:p>
            </text:list-item>
            <text:list-item>
              <text:p text:style-name="P2">Integrierte Frameworks (WingS, Swing)<text:line-break/></text:p>
            </text:list-item>
          </text:list>
        </text:list-item>
        <text:list-item>
          <text:p text:style-name="P2">Architektur</text:p>
        </text:list-item>
        <text:list-item>
          <text:p text:style-name="P2"><draw:frame draw:style-name="fr1" draw:name="Grafik1" text:anchor-type="paragraph" svg:width="16.365cm" svg:height="8.303cm" draw:z-index="0"><draw:image xlink:href="Pictures/200000070000530F00002A2477520118.svm" xlink:type="simple" xlink:show="embed" xlink:actuate="onLoad"/></draw:frame></text:p>
        </text:list-item>
      </text:list>
      <text:p text:style-name="Standard"/>
      <text:p text:style-name="Standard">Einsatz:</text:p>
      <text:list xml:id="list4001742303503677089" text:style-name="L3">
        <text:list-item>
          <text:p text:style-name="P3">Beschreibung der GUIs mittels Präsentationsformen</text:p>
        </text:list-item>
      </text:list>
      <text:list xml:id="list403926323622251838" text:style-name="L4">
        <text:list-item>
          <text:p text:style-name="P4">Während der Laufzeit wird entschieden, auf welcher Plattform die Ausführung stattfindet sich befindet</text:p>
        </text:list-item>
        <text:list-item>
          <text:p text:style-name="P4">Anschließend findet das Rendering über das entsprechende Framework statt</text:p>
          <text:list>
            <text:list-item>
              <text:p text:style-name="P4">ComponentFactories werden dazu verwendet, die korrekten UI-Komponenten zu erzeugen</text:p>
            </text:list-item>
          </text:list>
        </text:list-item>
      </text:list>
      <text:p text:style-name="Standard"/>
      <text:p text:style-name="Standard"/>
      <text:p text:style-name="Standard"/>
      <text:p text:style-name="Standard">Probleme:</text:p>
      <text:list xml:id="list4860267053533031466" text:style-name="L5">
        <text:list-item>
          <text:p text:style-name="P6">verwendeten Frameworks sind inaktuell</text:p>
        </text:list-item>
        <text:list-item>
          <text:p text:style-name="P7"><text:span text:style-name="T2">Wartbarkeit der Frameworks eingeschränkt</text:span></text:p>
        </text:list-item>
        <text:list-item>
          <text:p text:style-name="P7"><text:soft-page-break/><text:span text:style-name="T2"><text:s text:c="2"/></text:span><text:span text:style-name="T2">Starke Orientierung an Sw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ls Gundermann</meta:initial-creator>
    <meta:creation-date>2014-12-08T14:56:57.45</meta:creation-date>
    <meta:generator>OpenOffice/4.1.1$Win32 OpenOffice.org_project/411m6$Build-9775</meta:generator>
    <dc:date>2014-12-10T09:47:24.45</dc:date>
    <dc:creator>Niels Gundermann</dc:creator>
    <meta:editing-duration>PT26M38S</meta:editing-duration>
    <meta:editing-cycles>6</meta:editing-cycles>
    <meta:document-statistic meta:table-count="0" meta:image-count="1" meta:object-count="0" meta:page-count="2" meta:paragraph-count="22" meta:word-count="103" meta:character-count="763"/>
  </office:meta>
</office:document-meta>
</file>